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6254777096714851400"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8828603185581275926"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1364190806531226724"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5493442667018834156"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8749934881662747093"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5668373924671615850"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996933178787807417"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1374913578355697136"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9738601" text:continue-list="list996933178787807417"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6134889496266563498"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9715995"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9729206"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9725582" text:continue-numbering="true" text:style-name="L9">
        <text:list-item>
          <text:list>
            <text:list-header>
              <text:p text:style-name="P208">Warm down: <text:span text:style-name="T3">0.25 mile jog home</text:span></text:p>
              <text:p text:style-name="P209"/>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9733577"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9714134"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7976116023041277250"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1952939042846661732"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744576549644191688"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9722084" text:continue-numbering="true" text:style-name="L12">
        <text:list-item>
          <text:list>
            <text:list-header>
              <text:p text:style-name="P213">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7925575176293525652" text:style-name="L13">
        <text:list-item>
          <text:list>
            <text:list-header>
              <text:p text:style-name="P202">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1197489712250936942"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2368404545924854611" text:style-name="L15">
        <text:list-item>
          <text:list>
            <text:list-header>
              <text:p text:style-name="P182">1.5 miles averaging about 9:40/mile and rest 1 min</text:p>
            </text:list-header>
          </text:list>
        </text:list-item>
      </text:list>
      <text:p text:style-name="P24">1 mile in 8:26 and rest 2 min</text:p>
      <text:list xml:id="list5697281714634833856"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3494612761389463059" text:style-name="L17">
        <text:list-item>
          <text:list>
            <text:list-header>
              <text:p text:style-name="P184">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714435" text:continue-numbering="true" text:style-name="L17">
        <text:list-item>
          <text:list>
            <text:list-header>
              <text:p text:style-name="P184">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5163063865948686219"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1427324812628198362"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1958727936166866019"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9718478" text:continue-list="list1427324812628198362" text:style-name="L19">
        <text:list-item>
          <text:list>
            <text:list-header>
              <text:p text:style-name="P186">(Pace*HR)=1240</text:p>
            </text:list-header>
          </text:list>
        </text:list-item>
      </text:list>
      <text:list xml:id="list39725028" text:continue-list="list5163063865948686219" text:style-name="L18">
        <text:list-item>
          <text:list>
            <text:list-header>
              <text:p text:style-name="P185">2 miles at 10:46/mile Ave HR= 121 bpm and rest a few minutes</text:p>
            </text:list-header>
          </text:list>
        </text:list-item>
      </text:list>
      <text:list xml:id="list39714673" text:continue-list="list39718478"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39734864"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536309913089878592"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829037488437924744"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99496037324602616"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3506810624006816359" text:style-name="L24">
        <text:list-item>
          <text:p text:style-name="P212">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8085442489012450819"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1940743005139047090"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39737830" text:continue-numbering="true" text:style-name="L26">
        <text:list-item>
          <text:list>
            <text:list-header>
              <text:p text:style-name="P190">0.1 mile lead in to a 4 mile run</text:p>
              <text:p text:style-name="P205">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9724294"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8896524783343679866"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1656645237299270877"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4846412548305115080"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1334544330198571111"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337069506820776538"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6327628785758204796" text:style-name="L32">
        <text:list-item>
          <text:list>
            <text:list-header>
              <text:p text:style-name="P196">0.25 miles in 2:54</text:p>
              <text:p text:style-name="P196">1 mile in 9:21 going faster as I ran and ending at around 8:30 pace</text:p>
            </text:list-header>
          </text:list>
        </text:list-item>
      </text:list>
      <text:list xml:id="list7154195590703627824"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1814456812927003236"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830485956885282227"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4484901376241350906"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0, 2024 <text:s/></text:span>3.5 miles <text:span text:style-name="T3">on a Wise Center treadmill</text:span></text:p>
      <text:p text:style-name="P10">Warm up: <text:span text:style-name="T3">1 miles Time: 10:43, going faster as I ran and ending at 9:31/mile</text:span></text:p>
      <text:p text:style-name="P10"><text:span text:style-name="T3">rest a few minutes</text:span></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text:soft-page-break/>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text:soft-page-break/>Sun <text:s/>Aug <text:s text:c="2"/>9, 2020 <text:tab/> <text:tab/>8:44<text:tab/>8:08<text:tab/><text:tab/><text:tab/> <text:s text:c="16"/><text:span text:style-name="T3">Splits: 8:33, 8:47, 8:50, 9:25, 8:08</text:span></text:p>
      <text:p text:style-name="P15"/>
      <text:list xml:id="list2089704594757703343" text:style-name="L37">
        <text:list-item>
          <text:list>
            <text:list-header>
              <text:p text:style-name="P20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text:soft-page-break/></text:p>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1-11T19:46:42.96</dc:date>
    <dc:creator>James Lombardi</dc:creator>
    <meta:editing-duration>P27DT4H47M3S</meta:editing-duration>
    <meta:editing-cycles>2014</meta:editing-cycles>
    <meta:generator>OpenOffice/4.1.2$Win32 OpenOffice.org_project/412m3$Build-9782</meta:generator>
    <meta:document-statistic meta:table-count="0" meta:image-count="9" meta:object-count="0" meta:page-count="200" meta:paragraph-count="5804" meta:word-count="62835" meta:character-count="322070"/>
  </office:meta>
</office:document-meta>
</file>